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peed" style:family="table">
      <style:table-properties style:width="5.6326in" fo:margin-left="0.3417in" table:align="left"/>
    </style:style>
    <style:style style:name="Speed.A" style:family="table-column">
      <style:table-column-properties style:column-width="1.1042in"/>
    </style:style>
    <style:style style:name="Speed.B" style:family="table-column">
      <style:table-column-properties style:column-width="1.416in"/>
    </style:style>
    <style:style style:name="Speed.C" style:family="table-column">
      <style:table-column-properties style:column-width="1.534in"/>
    </style:style>
    <style:style style:name="Speed.D" style:family="table-column">
      <style:table-column-properties style:column-width="1.5785in"/>
    </style:style>
    <style:style style:name="Speed.A1" style:family="table-cell">
      <style:table-cell-properties fo:padding="0.0382in" fo:border-left="0.05pt solid #000000" fo:border-right="none" fo:border-top="0.05pt solid #000000" fo:border-bottom="0.05pt solid #000000"/>
    </style:style>
    <style:style style:name="Speed.D1" style:family="table-cell">
      <style:table-cell-properties fo:padding="0.0382in" fo:border="0.05pt solid #000000"/>
    </style:style>
    <style:style style:name="Speed.A2" style:family="table-cell">
      <style:table-cell-properties fo:padding="0.0382in" fo:border-left="0.05pt solid #000000" fo:border-right="none" fo:border-top="none" fo:border-bottom="0.05pt solid #000000"/>
    </style:style>
    <style:style style:name="Speed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22pt" fo:language="en" fo:country="US" fo:font-weight="bold" officeooo:rsid="00118e0e" officeooo:paragraph-rsid="00118e0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language="en" fo:country="US" fo:font-weight="bold" officeooo:rsid="00118e0e" officeooo:paragraph-rsid="00118e0e" style:font-weight-asian="bold" style:font-weight-complex="bold"/>
    </style:style>
    <style:style style:name="P3" style:family="paragraph" style:parent-style-name="Standard">
      <style:text-properties style:font-name="Arial1" fo:language="en" fo:country="US" fo:font-weight="bold" officeooo:rsid="00118e0e" officeooo:paragraph-rsid="00118e0e" style:font-weight-asian="bold" style:font-weight-complex="bold"/>
    </style:style>
    <style:style style:name="P4" style:family="paragraph" style:parent-style-name="Standard">
      <style:text-properties style:font-name="Arial1" fo:language="en" fo:country="US" fo:font-weight="bold" officeooo:rsid="00132604" officeooo:paragraph-rsid="00132604" style:font-weight-asian="bold" style:font-weight-complex="bold"/>
    </style:style>
    <style:style style:name="P5" style:family="paragraph" style:parent-style-name="Standard">
      <style:text-properties style:font-name="Arial1" fo:language="en" fo:country="US" officeooo:rsid="00118e0e" officeooo:paragraph-rsid="00118e0e"/>
    </style:style>
    <style:style style:name="P6" style:family="paragraph" style:parent-style-name="Standard">
      <style:text-properties style:font-name="Arial1" fo:language="en" fo:country="US" officeooo:rsid="00132604" officeooo:paragraph-rsid="00132604"/>
    </style:style>
    <style:style style:name="P7" style:family="paragraph" style:parent-style-name="Standard">
      <style:text-properties style:font-name="Arial1" fo:language="en" fo:country="US" style:text-underline-style="solid" style:text-underline-width="auto" style:text-underline-color="font-color" officeooo:rsid="00132604" officeooo:paragraph-rsid="00132604"/>
    </style:style>
    <style:style style:name="P8" style:family="paragraph" style:parent-style-name="Standard">
      <style:text-properties style:font-name="Arial1" fo:language="en" fo:country="US" officeooo:rsid="001b7c07" officeooo:paragraph-rsid="001b7c07"/>
    </style:style>
    <style:style style:name="P9" style:family="paragraph" style:parent-style-name="Standard">
      <style:text-properties style:font-name="Arial1" fo:language="en" fo:country="US" style:text-underline-style="none" officeooo:rsid="001b7c07" officeooo:paragraph-rsid="001b7c07"/>
    </style:style>
    <style:style style:name="P10" style:family="paragraph" style:parent-style-name="Standard">
      <style:text-properties style:font-name="Arial1" fo:language="en" fo:country="US" style:text-underline-style="none" officeooo:rsid="001b7c07" officeooo:paragraph-rsid="001c07ad"/>
    </style:style>
    <style:style style:name="P11" style:family="paragraph" style:parent-style-name="Standard">
      <style:text-properties style:font-name="Arial1" fo:language="en" fo:country="US" style:text-underline-style="none" officeooo:rsid="001c07ad" officeooo:paragraph-rsid="001c07ad"/>
    </style:style>
    <style:style style:name="P12" style:family="paragraph" style:parent-style-name="Standard">
      <style:text-properties style:font-name="Arial1" fo:language="en" fo:country="US" style:text-underline-style="none" officeooo:rsid="001d25c3" officeooo:paragraph-rsid="001d25c3"/>
    </style:style>
    <style:style style:name="P13" style:family="paragraph" style:parent-style-name="Standard">
      <style:text-properties style:font-name="Arial1" fo:language="en" fo:country="US" style:text-underline-style="none" officeooo:rsid="0020b37b" officeooo:paragraph-rsid="0020b37b"/>
    </style:style>
    <style:style style:name="P14" style:family="paragraph" style:parent-style-name="Standard">
      <style:text-properties style:font-name="Arial1" fo:language="en" fo:country="US" style:text-underline-style="none" fo:font-weight="bold" officeooo:rsid="0020b37b" officeooo:paragraph-rsid="0020b37b" style:font-weight-asian="bold" style:font-weight-complex="bold"/>
    </style:style>
    <style:style style:name="P15" style:family="paragraph" style:parent-style-name="Standard">
      <style:text-properties style:font-name="Arial1" fo:language="en" fo:country="US" style:text-underline-style="none" fo:font-weight="bold" officeooo:rsid="00318d61" officeooo:paragraph-rsid="00366662" style:font-weight-asian="bold" style:font-weight-complex="bold"/>
    </style:style>
    <style:style style:name="P16" style:family="paragraph" style:parent-style-name="Standard">
      <style:text-properties style:font-name="Arial1" fo:language="en" fo:country="US" style:text-underline-style="none" fo:font-weight="bold" officeooo:rsid="002fb340" officeooo:paragraph-rsid="00366662" style:font-weight-asian="bold" style:font-weight-complex="bold"/>
    </style:style>
    <style:style style:name="P17" style:family="paragraph" style:parent-style-name="Standard">
      <style:text-properties style:font-name="Arial1" fo:language="en" fo:country="US" style:text-underline-style="none" fo:font-weight="bold" officeooo:rsid="0031e749" officeooo:paragraph-rsid="00366662" style:font-weight-asian="bold" style:font-weight-complex="bold"/>
    </style:style>
    <style:style style:name="P18" style:family="paragraph" style:parent-style-name="Standard">
      <style:text-properties style:font-name="Arial1" fo:language="en" fo:country="US" style:text-underline-style="none" fo:font-weight="bold" officeooo:rsid="0022f48a" officeooo:paragraph-rsid="0022f48a" style:font-weight-asian="bold" style:font-weight-complex="bold"/>
    </style:style>
    <style:style style:name="P19" style:family="paragraph" style:parent-style-name="Standard">
      <style:text-properties style:font-name="Arial1" fo:language="en" fo:country="US" style:text-underline-style="none" fo:font-weight="bold" officeooo:rsid="00436b74" officeooo:paragraph-rsid="00436b74" style:font-weight-asian="bold" style:font-weight-complex="bold"/>
    </style:style>
    <style:style style:name="P20" style:family="paragraph" style:parent-style-name="Standard">
      <style:text-properties style:font-name="Arial1" fo:language="en" fo:country="US" style:text-underline-style="none" officeooo:rsid="0022f48a" officeooo:paragraph-rsid="0022f48a"/>
    </style:style>
    <style:style style:name="P21" style:family="paragraph" style:parent-style-name="Standard">
      <style:text-properties style:font-name="Arial1" fo:language="en" fo:country="US" style:text-underline-style="none" officeooo:rsid="00263aa3" officeooo:paragraph-rsid="00263aa3"/>
    </style:style>
    <style:style style:name="P22" style:family="paragraph" style:parent-style-name="Standard">
      <style:text-properties style:font-name="Arial1" fo:language="en" fo:country="US" style:text-underline-style="none" officeooo:rsid="002803c2" officeooo:paragraph-rsid="002803c2"/>
    </style:style>
    <style:style style:name="P23" style:family="paragraph" style:parent-style-name="Standard">
      <style:text-properties style:font-name="Arial1" fo:language="en" fo:country="US" style:text-underline-style="none" officeooo:rsid="002803c2" officeooo:paragraph-rsid="0031c022"/>
    </style:style>
    <style:style style:name="P24" style:family="paragraph" style:parent-style-name="Standard">
      <style:text-properties style:font-name="Arial1" fo:language="en" fo:country="US" style:text-underline-style="none" fo:font-weight="normal" officeooo:rsid="002fb340" officeooo:paragraph-rsid="00366662" style:font-weight-asian="normal" style:font-weight-complex="normal"/>
    </style:style>
    <style:style style:name="P25" style:family="paragraph" style:parent-style-name="Standard">
      <style:text-properties style:font-name="Arial1" fo:language="en" fo:country="US" style:text-underline-style="none" fo:font-weight="normal" officeooo:rsid="00318d61" officeooo:paragraph-rsid="00366662" style:font-weight-asian="normal" style:font-weight-complex="normal"/>
    </style:style>
    <style:style style:name="P26" style:family="paragraph" style:parent-style-name="Standard">
      <style:text-properties style:font-name="Arial1" fo:language="en" fo:country="US" style:text-underline-style="none" fo:font-weight="normal" officeooo:rsid="0031e749" officeooo:paragraph-rsid="00366662" style:font-weight-asian="normal" style:font-weight-complex="normal"/>
    </style:style>
    <style:style style:name="P27" style:family="paragraph" style:parent-style-name="Standard">
      <style:text-properties style:font-name="Arial1" fo:language="en" fo:country="US" style:text-underline-style="none" fo:font-weight="normal" officeooo:rsid="00366662" officeooo:paragraph-rsid="00366662" style:font-weight-asian="normal" style:font-weight-complex="normal"/>
    </style:style>
    <style:style style:name="P28" style:family="paragraph" style:parent-style-name="Standard">
      <style:text-properties style:font-name="Arial1" fo:language="en" fo:country="US" style:text-underline-style="none" fo:font-weight="normal" officeooo:rsid="0038372e" officeooo:paragraph-rsid="0038372e" style:font-weight-asian="normal" style:font-weight-complex="normal"/>
    </style:style>
    <style:style style:name="P29" style:family="paragraph" style:parent-style-name="Standard">
      <style:text-properties style:font-name="Arial1" fo:language="en" fo:country="US" style:text-underline-style="none" fo:font-weight="normal" officeooo:rsid="004507bc" officeooo:paragraph-rsid="004507bc" style:font-weight-asian="normal" style:font-weight-complex="normal"/>
    </style:style>
    <style:style style:name="P30" style:family="paragraph" style:parent-style-name="Standard">
      <style:text-properties style:font-name="Arial1" fo:language="en" fo:country="US" style:text-underline-style="none" officeooo:rsid="002361c5" officeooo:paragraph-rsid="00132604"/>
    </style:style>
    <style:style style:name="P31" style:family="paragraph" style:parent-style-name="Standard">
      <style:text-properties style:font-name="Arial1" fo:language="en" fo:country="US" style:text-underline-style="none" officeooo:rsid="002b91db" officeooo:paragraph-rsid="002b91db"/>
    </style:style>
    <style:style style:name="P32" style:family="paragraph" style:parent-style-name="Standard">
      <style:text-properties style:font-name="Arial1" fo:language="en" fo:country="US" style:text-underline-style="none" officeooo:rsid="003e57a5" officeooo:paragraph-rsid="0022887f"/>
    </style:style>
    <style:style style:name="P33" style:family="paragraph" style:parent-style-name="Standard">
      <style:text-properties style:font-name="Arial1" fo:language="en" fo:country="US" style:text-underline-style="none" officeooo:rsid="0024edaf" officeooo:paragraph-rsid="0024edaf"/>
    </style:style>
    <style:style style:name="P34" style:family="paragraph" style:parent-style-name="Standard">
      <style:text-properties style:font-name="Arial1" fo:language="en" fo:country="US" style:text-underline-style="none" officeooo:rsid="0041bc73" officeooo:paragraph-rsid="0041bc73"/>
    </style:style>
    <style:style style:name="P35" style:family="paragraph" style:parent-style-name="Standard">
      <style:text-properties style:font-name="Arial1" fo:language="en" fo:country="US" style:text-underline-style="none" officeooo:rsid="00436b74" officeooo:paragraph-rsid="00436b74"/>
    </style:style>
    <style:style style:name="P36" style:family="paragraph" style:parent-style-name="Standard">
      <style:text-properties style:font-name="Arial1" fo:language="en" fo:country="US" style:text-underline-style="none" officeooo:rsid="0021ad0f" officeooo:paragraph-rsid="004637af"/>
    </style:style>
    <style:style style:name="P37" style:family="paragraph" style:parent-style-name="Standard">
      <style:text-properties style:font-name="Arial1" fo:language="en" fo:country="US" officeooo:rsid="002161f6" officeooo:paragraph-rsid="004637af"/>
    </style:style>
    <style:style style:name="P38" style:family="paragraph" style:parent-style-name="Standard">
      <style:text-properties style:font-name="Arial1" fo:font-size="12pt" fo:language="en" fo:country="US" style:text-underline-style="none" fo:font-weight="bold" officeooo:rsid="0028036c" officeooo:paragraph-rsid="00366662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Arial1" fo:font-size="12pt" fo:language="en" fo:country="US" style:text-underline-style="none" officeooo:rsid="002803c2" officeooo:paragraph-rsid="0028036c" style:font-size-asian="12pt" style:font-size-complex="12pt"/>
    </style:style>
    <style:style style:name="P40" style:family="paragraph" style:parent-style-name="Standard">
      <style:text-properties style:font-name="Arial1" fo:font-size="12pt" fo:language="en" fo:country="US" style:text-underline-style="none" officeooo:rsid="002803c2" officeooo:paragraph-rsid="002803c2" style:font-size-asian="12pt" style:font-size-complex="12pt"/>
    </style:style>
    <style:style style:name="P41" style:family="paragraph" style:parent-style-name="Standard">
      <style:text-properties style:font-name="Arial" fo:language="en" fo:country="US" officeooo:rsid="00178fce" officeooo:paragraph-rsid="0026c2a1"/>
    </style:style>
    <style:style style:name="P42" style:family="paragraph" style:parent-style-name="Standard">
      <style:text-properties style:font-name="Arial" fo:language="en" fo:country="US" officeooo:rsid="00178fce" officeooo:paragraph-rsid="0020b37b"/>
    </style:style>
    <style:style style:name="P43" style:family="paragraph" style:parent-style-name="Standard">
      <style:text-properties style:font-name="Arial" fo:language="en" fo:country="US" fo:font-weight="normal" officeooo:rsid="0020c4bd" officeooo:paragraph-rsid="0026c2a1" style:font-weight-asian="normal" style:font-weight-complex="normal"/>
    </style:style>
    <style:style style:name="P44" style:family="paragraph" style:parent-style-name="Standard">
      <style:text-properties style:font-name="Arial" fo:language="en" fo:country="US" fo:font-weight="normal" officeooo:rsid="0041bc73" officeooo:paragraph-rsid="0041bc73" style:font-weight-asian="normal" style:font-weight-complex="normal"/>
    </style:style>
    <style:style style:name="P45" style:family="paragraph" style:parent-style-name="Standard">
      <style:text-properties style:font-name="Arial" fo:language="en" fo:country="US" fo:font-weight="bold" officeooo:rsid="001fa7f6" officeooo:paragraph-rsid="0026c2a1" style:font-weight-asian="bold" style:font-weight-complex="bold"/>
    </style:style>
    <style:style style:name="P46" style:family="paragraph" style:parent-style-name="Standard">
      <style:text-properties style:font-name="Arial" fo:language="en" fo:country="US" fo:font-weight="bold" officeooo:rsid="0020c4bd" officeooo:paragraph-rsid="0026c2a1" style:font-weight-asian="bold" style:font-weight-complex="bold"/>
    </style:style>
    <style:style style:name="P47" style:family="paragraph" style:parent-style-name="Standard">
      <style:text-properties style:font-name="Arial" fo:language="en" fo:country="US" fo:font-weight="bold" officeooo:rsid="003e57a5" officeooo:paragraph-rsid="003e57a5" style:font-weight-asian="bold" style:font-weight-complex="bold"/>
    </style:style>
    <style:style style:name="P48" style:family="paragraph" style:parent-style-name="Standard">
      <style:text-properties style:font-name="Arial" fo:language="en" fo:country="US" officeooo:rsid="001fa7f6" officeooo:paragraph-rsid="0026c2a1"/>
    </style:style>
    <style:style style:name="P49" style:family="paragraph" style:parent-style-name="Standard">
      <style:text-properties style:font-name="Arial" fo:language="en" fo:country="US" officeooo:rsid="0024edaf" officeooo:paragraph-rsid="0020b37b"/>
    </style:style>
    <style:style style:name="P50" style:family="paragraph" style:parent-style-name="Standard">
      <style:text-properties style:font-name="Arial" fo:language="en" fo:country="US" officeooo:rsid="00140f1e" officeooo:paragraph-rsid="0040756c"/>
    </style:style>
    <style:style style:name="P51" style:family="paragraph" style:parent-style-name="Standard">
      <style:text-properties style:font-name="Arial" fo:language="en" fo:country="US" officeooo:rsid="0041bc73" officeooo:paragraph-rsid="0041bc73"/>
    </style:style>
    <style:style style:name="P52" style:family="paragraph" style:parent-style-name="Standard">
      <style:text-properties style:font-name="Arial" fo:language="en" fo:country="US" officeooo:rsid="004507bc" officeooo:paragraph-rsid="004507bc"/>
    </style:style>
    <style:style style:name="P53" style:family="paragraph" style:parent-style-name="Standard">
      <style:text-properties style:font-name="Arial" fo:language="en" fo:country="US" style:text-underline-style="none" officeooo:rsid="00296ae2" officeooo:paragraph-rsid="0040756c"/>
    </style:style>
    <style:style style:name="P54" style:family="paragraph" style:parent-style-name="Standard">
      <style:paragraph-properties fo:break-before="page"/>
      <style:text-properties style:font-name="Arial1" fo:language="en" fo:country="US" style:text-underline-style="solid" style:text-underline-width="auto" style:text-underline-color="font-color" officeooo:rsid="00132604" officeooo:paragraph-rsid="00132604"/>
    </style:style>
    <style:style style:name="P55" style:family="paragraph" style:parent-style-name="Standard">
      <style:paragraph-properties fo:break-before="page"/>
      <style:text-properties style:font-name="Arial1" fo:language="en" fo:country="US" style:text-underline-style="none" fo:font-weight="bold" officeooo:rsid="001b7c07" officeooo:paragraph-rsid="001b7c07" style:font-weight-asian="bold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Arial1" fo:font-size="16pt" fo:language="en" fo:country="US" style:text-underline-style="none" fo:font-weight="bold" officeooo:rsid="002fb340" officeooo:paragraph-rsid="00366662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Arial1" fo:font-size="14pt" fo:language="en" fo:country="US" fo:font-weight="bold" officeooo:rsid="002161f6" officeooo:paragraph-rsid="004637af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style:font-name="Arial1"/>
    </style:style>
    <style:style style:name="P59" style:family="paragraph" style:parent-style-name="Table_20_Contents">
      <style:text-properties style:font-name="Arial1" officeooo:rsid="001d25c3" officeooo:paragraph-rsid="001d25c3"/>
    </style:style>
    <style:style style:name="P60" style:family="paragraph" style:parent-style-name="Table_20_Contents">
      <style:text-properties style:font-name="Arial1" officeooo:rsid="003c3950" officeooo:paragraph-rsid="003c3950"/>
    </style:style>
    <style:style style:name="P61" style:family="paragraph">
      <loext:graphic-properties draw:fill="solid" draw:fill-color="#ffffff"/>
      <style:paragraph-properties fo:text-align="center"/>
      <style:text-properties fo:font-size="12pt"/>
    </style:style>
    <style:style style:name="P62" style:family="paragraph">
      <loext:graphic-properties draw:fill-color="#336633"/>
      <style:text-properties fo:font-size="12pt"/>
    </style:style>
    <style:style style:name="P63" style:family="paragraph">
      <loext:graphic-properties draw:fill-color="#b2b2b2"/>
      <style:paragraph-properties fo:text-align="center"/>
      <style:text-properties fo:font-size="12pt"/>
    </style:style>
    <style:style style:name="P64" style:family="paragraph">
      <loext:graphic-properties draw:fill-color="#ff0000"/>
      <style:paragraph-properties fo:text-align="center"/>
      <style:text-properties fo:font-size="12pt"/>
    </style:style>
    <style:style style:name="P65" style:family="paragraph">
      <style:paragraph-properties fo:text-align="center"/>
    </style:style>
    <style:style style:name="P66" style:family="paragraph">
      <loext:graphic-properties draw:fill-color="#ccffcc"/>
      <style:paragraph-properties fo:text-align="center"/>
      <style:text-properties style:font-name="Arial1" fo:font-size="10.5pt" style:font-size-asian="10.5pt" style:font-size-complex="10.5pt"/>
    </style:style>
    <style:style style:name="P67" style:family="paragraph">
      <loext:graphic-properties draw:fill-color="#ccffff"/>
    </style:style>
    <style:style style:name="P68" style:family="paragraph">
      <loext:graphic-properties draw:fill-color="#ffff66"/>
      <style:paragraph-properties fo:text-align="center"/>
      <style:text-properties fo:font-size="9pt" style:font-size-asian="9pt" style:font-size-complex="9pt"/>
    </style:style>
    <style:style style:name="P69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T1" style:family="text">
      <style:text-properties officeooo:rsid="001c07ad"/>
    </style:style>
    <style:style style:name="T2" style:family="text">
      <style:text-properties officeooo:rsid="002288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6ae2" style:font-weight-asian="bold" style:font-weight-complex="bold"/>
    </style:style>
    <style:style style:name="T5" style:family="text">
      <style:text-properties officeooo:rsid="003578d3"/>
    </style:style>
    <style:style style:name="T6" style:family="text">
      <style:text-properties officeooo:rsid="0031e74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18d61" style:font-weight-asian="normal" style:font-weight-complex="normal"/>
    </style:style>
    <style:style style:name="T9" style:family="text">
      <style:text-properties officeooo:rsid="00366662"/>
    </style:style>
    <style:style style:name="T10" style:family="text">
      <style:text-properties officeooo:rsid="003c3950"/>
    </style:style>
    <style:style style:name="T11" style:family="text">
      <style:text-properties officeooo:rsid="001e8bad"/>
    </style:style>
    <style:style style:name="T12" style:family="text">
      <style:text-properties officeooo:rsid="00296ae2"/>
    </style:style>
    <style:style style:name="T13" style:family="text">
      <style:text-properties officeooo:rsid="0040756c"/>
    </style:style>
    <style:style style:name="T14" style:family="text">
      <style:text-properties officeooo:rsid="00419c7f"/>
    </style:style>
    <style:style style:name="T15" style:family="text">
      <style:text-properties officeooo:rsid="0041bc73"/>
    </style:style>
    <style:style style:name="T16" style:family="text">
      <style:text-properties officeooo:rsid="0021ad0f"/>
    </style:style>
    <style:style style:name="T17" style:family="text">
      <style:text-properties officeooo:rsid="001cae6a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font-weight="bold" style:font-weight-asian="bold" style:font-weight-complex="600"/>
    </style:style>
    <style:style style:name="T21" style:family="text">
      <style:text-properties fo:color="#ff0000" fo:font-weight="bold" officeooo:rsid="00467714" style:font-weight-asian="bold" style:font-weight-complex="600"/>
    </style:style>
    <style:style style:name="T22" style:family="text">
      <style:text-properties style:font-name="Arial1" fo:font-size="10.5pt" style:font-size-asian="10.5pt" style:font-size-complex="10.5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4pt" style:font-size-asian="4pt" style:font-size-complex="4pt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0925in" fo:min-width="0.106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-color="#336633" draw:textarea-horizontal-align="justify" draw:textarea-vertical-align="middle" draw:auto-grow-height="false" fo:min-height="7.3311in" fo:min-width="3.8929in" style:run-through="foreground"/>
    </style:style>
    <style:style style:name="gr5" style:family="graphic">
      <style:graphic-properties svg:stroke-color="#000000" draw:fill-color="#b2b2b2" draw:textarea-horizontal-align="justify" draw:textarea-vertical-align="middle" draw:auto-grow-height="false" fo:min-height="1.3535in" fo:min-width="1.3654in" style:run-through="foreground"/>
    </style:style>
    <style:style style:name="gr6" style:family="graphic">
      <style:graphic-properties svg:stroke-color="#000000" draw:fill-color="#b2b2b2" draw:textarea-horizontal-align="justify" draw:textarea-vertical-align="middle" draw:auto-grow-height="false" fo:min-height="1.3535in" fo:min-width="1.3661in" style:run-through="foreground"/>
    </style:style>
    <style:style style:name="gr7" style:family="graphic">
      <style:graphic-properties svg:stroke-color="#000000" draw:fill-color="#ff0000" draw:textarea-horizontal-align="justify" draw:textarea-vertical-align="middle" draw:auto-grow-height="false" fo:min-height="1.3535in" fo:min-width="1.3661in" style:run-through="foreground"/>
    </style:style>
    <style:style style:name="gr8" style:family="graphic">
      <style:graphic-properties svg:stroke-color="#000000" draw:fill-color="#ccffcc" draw:textarea-horizontal-align="justify" draw:textarea-vertical-align="middle" draw:auto-grow-height="false" fo:min-height="0.6354in" fo:min-width="3.8925in" style:run-through="foreground"/>
    </style:style>
    <style:style style:name="gr9" style:family="graphic">
      <style:graphic-properties svg:stroke-color="#000000" draw:fill-color="#ccffff" draw:textarea-horizontal-align="justify" draw:textarea-vertical-align="middle" draw:auto-grow-height="false" fo:min-height="0.6236in" fo:min-width="3.8862in" style:run-through="foreground"/>
    </style:style>
    <style:style style:name="gr10" style:family="graphic">
      <style:graphic-properties svg:stroke-color="#000000" draw:fill-color="#ffff66" draw:textarea-horizontal-align="justify" draw:textarea-vertical-align="middle" draw:auto-grow-height="false" fo:min-height="0.2874in" fo:min-width="0.5429in" style:run-through="foreground"/>
    </style:style>
    <style:style style:name="gr11" style:family="graphic">
      <style:graphic-properties svg:stroke-color="#000000" draw:fill-color="#ffff66" draw:textarea-horizontal-align="justify" draw:textarea-vertical-align="middle" draw:auto-grow-height="false" fo:min-height="0.2862in" fo:min-width="0.6154in" style:run-through="foreground"/>
    </style:style>
    <style:style style:name="gr12" style:family="graphic">
      <style:graphic-properties svg:stroke-color="#000000" draw:fill-color="#ffff66" draw:textarea-horizontal-align="justify" draw:textarea-vertical-align="middle" draw:auto-grow-height="false" fo:min-height="0.2862in" fo:min-width="0.548in" style:run-through="foreground"/>
    </style:style>
    <style:style style:name="gr13" style:family="graphic">
      <style:graphic-properties svg:stroke-color="#000000" draw:fill="solid" draw:fill-color="#ffff00" draw:textarea-horizontal-align="center" draw:textarea-vertical-align="top" draw:auto-grow-height="false" fo:min-height="0.4591in" fo:min-width="1.389in" style:run-through="foreground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fo:min-height="0.0917in" fo:min-width="0.0953in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0.0937in" fo:min-width="0.0937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SC 223N <text:s/>Assignment <text:span text:style-name="T10">2</text:span></text:p>
      <text:p text:style-name="P2">Traffic <text:span text:style-name="T14">Signal</text:span></text:p>
      <text:p text:style-name="P5"/>
      <text:p text:style-name="P5"/>
      <text:p text:style-name="P3">Introduction</text:p>
      <text:p text:style-name="P5"/>
      <text:p text:style-name="P6">Make a traffic light in your computer using C#.</text:p>
      <text:p text:style-name="P6"/>
      <text:p text:style-name="P6"/>
      <text:p text:style-name="P4">What you will learn or experience in this assignment</text:p>
      <text:p text:style-name="P6"/>
      <text:p text:style-name="P6">1. <text:s/>How to declare an internal clock and set its speed.</text:p>
      <text:p text:style-name="P6"/>
      <text:p text:style-name="P6">2, <text:s/>How to attach a listener to a clock</text:p>
      <text:p text:style-name="P6"/>
      <text:p text:style-name="P6">3. <text:s/>How to pause a clock and re-start a clock.</text:p>
      <text:p text:style-name="P6"/>
      <text:p text:style-name="P6"/>
      <text:p text:style-name="P4">User Interface</text:p>
      <text:p text:style-name="P6"/>
      <text:p text:style-name="P6"><text:span text:style-name="T14">I</text:span>n this course we make lots of user interfaces. <text:s/>During the technical phase of your future job interviews if you are asked what do you know about C# you are certainly qualified to say that “I made a lot of user interfaces”.</text:p>
      <text:p text:style-name="P6"/>
      <text:p text:style-name="P6">For this assignment make a form that will hold your traffic light. <text:s/>The traffic light appears to be embedded in the form. <text:s/>The following is an illustration of the traffic light inside the form. <text:s/>The example shows the red light “on”, and the yellow and green lights are “off”.</text:p>
      <text:p text:style-name="P6"/>
      <text:p text:style-name="P8">Only one light is on at any time. <text:s/>If the green light is on then the other two lights are grayed out.</text:p>
      <text:p text:style-name="P7"/>
      <text:p text:style-name="P54"/>
      <text:p text:style-name="P7"/>
      <text:p text:style-name="P7"/>
      <text:p text:style-name="P7"/>
      <text:p text:style-name="P7"/>
      <text:p text:style-name="P7"><draw:g text:anchor-type="paragraph" draw:z-index="1" draw:style-name="gr2"><draw:g draw:style-name="gr3"><draw:custom-shape draw:name="Forma1" draw:style-name="gr4" draw:text-style-name="P62" svg:width="3.8933in" svg:height="7.3315in" svg:x="1.7972in" svg:y="0.0689in"><text:p/><draw:enhanced-geometry svg:viewBox="0 0 21600 21600" draw:type="rectangle" draw:enhanced-path="M 0 0 L 21600 0 21600 21600 0 21600 0 0 Z N"/></draw:custom-shape><draw:g draw:style-name="gr3"><draw:custom-shape draw:name="Forma1" draw:style-name="gr5" draw:text-style-name="P63" svg:width="1.9307in" svg:height="1.9134in" svg:x="2.8937in" svg:y="5.1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" draw:style-name="gr6" draw:text-style-name="P63" svg:width="1.9315in" svg:height="1.9134in" svg:x="2.8563in" svg:y="2.8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" draw:style-name="gr7" draw:text-style-name="P64" svg:width="1.9315in" svg:height="1.9134in" svg:x="2.8311in" svg:y="0.4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Forma2" draw:style-name="gr8" draw:text-style-name="P66" svg:width="3.8925in" svg:height="0.6358in" svg:x="1.7972in" svg:y="-0.5665in"><text:p text:style-name="P65"><text:span text:style-name="T22">Traffic Light by Lisa Ostrogradsky</text:span></text:p><draw:enhanced-geometry svg:viewBox="0 0 21600 21600" draw:type="rectangle" draw:enhanced-path="M 0 0 L 21600 0 21600 21600 0 21600 0 0 Z N"/></draw:custom-shape><draw:g draw:style-name="gr3"><draw:custom-shape draw:name="Forma4" draw:style-name="gr9" draw:text-style-name="P67" svg:width="3.8862in" svg:height="0.624in" svg:x="1.7972in" svg:y="7.4in"><text:p/><draw:enhanced-geometry svg:viewBox="0 0 21600 21600" draw:type="rectangle" draw:enhanced-path="M 0 0 L 21600 0 21600 21600 0 21600 0 0 Z N"/></draw:custom-shape><draw:custom-shape draw:name="Forma5" draw:style-name="gr10" draw:text-style-name="P68" svg:width="0.5433in" svg:height="0.2878in" svg:x="1.9134in" svg:y="7.5362in"><text:p text:style-name="P65"><text:span text:style-name="T23">Start</text:span></text:p><draw:enhanced-geometry svg:viewBox="0 0 21600 21600" draw:type="rectangle" draw:enhanced-path="M 0 0 L 21600 0 21600 21600 0 21600 0 0 Z N"/></draw:custom-shape><draw:custom-shape draw:name="Forma5" draw:style-name="gr11" draw:text-style-name="P68" svg:width="0.6157in" svg:height="0.2862in" svg:x="4.3311in" svg:y="7.5598in"><text:p text:style-name="P65"><text:span text:style-name="T23">Pause</text:span></text:p><draw:enhanced-geometry svg:viewBox="0 0 21600 21600" draw:type="rectangle" draw:enhanced-path="M 0 0 L 21600 0 21600 21600 0 21600 0 0 Z N"/></draw:custom-shape><draw:custom-shape draw:name="Forma5" draw:style-name="gr12" draw:text-style-name="P68" svg:width="0.548in" svg:height="0.2862in" svg:x="5.0382in" svg:y="7.5732in"><text:p text:style-name="P65"><text:span text:style-name="T23">Exit</text:span></text:p><draw:enhanced-geometry svg:viewBox="0 0 21600 21600" draw:type="rectangle" draw:enhanced-path="M 0 0 L 21600 0 21600 21600 0 21600 0 0 Z N"/></draw:custom-shape><draw:g draw:style-name="gr3"><draw:custom-shape draw:name="Forma6" draw:style-name="gr13" draw:text-style-name="P69" svg:width="1.3894in" svg:height="0.4594in" svg:x="2.7437in" svg:y="7.4917in"><text:p text:style-name="P65"><text:span text:style-name="T23"><text:s text:c="5"/></text:span><text:span text:style-name="T23">Rate of Change</text:span></text:p><text:p text:style-name="P65"><text:span text:style-name="T24"/></text:p><text:p text:style-name="P65"><text:span text:style-name="T23">Slow <text:s text:c="10"/>Fast</text:span></text:p><draw:enhanced-geometry svg:viewBox="0 0 21600 21600" draw:type="rectangle" draw:enhanced-path="M 0 0 L 21600 0 21600 21600 0 21600 0 0 Z N"/></draw:custom-shape><draw:custom-shape draw:name="Forma7" draw:style-name="gr14" draw:text-style-name="P61" svg:width="0.1343in" svg:height="0.1295in" svg:x="2.8299in" svg:y="7.7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7" draw:style-name="gr15" draw:text-style-name="P61" svg:width="0.1331in" svg:height="0.1331in" svg:x="3.4547in" svg:y="7.7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5">Programming specifications</text:p>
      <text:p text:style-name="P9"/>
      <text:p text:style-name="P9"><draw:custom-shape text:anchor-type="paragraph" draw:z-index="0" draw:name="Forma7" draw:style-name="gr1" draw:text-style-name="P61" svg:width="0.1496in" svg:height="0.1303in" svg:x="3.0417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When the program starts the traffic light is off (no electricity).</text:p>
      <text:p text:style-name="P9"/>
      <text:p text:style-name="P10">When the user clicks on “Start” the traffic begins normal operations at the default speed “slow”, <text:span text:style-name="T1">which is explained in the next paragraphs.</text:span></text:p>
      <text:p text:style-name="P10"/>
      <text:p text:style-name="P11">If the user clicks on “Pause” then the traffic light freezes. <text:s/>The traffic signal does not turn off the electricity; it simply pauses where it is. <text:s/>When “Pause” is clicked the string “Pause” on that button changes to “Resume”. <text:s/>When “Resume” is clicked the string “Resume” changes to the string “Pause”.</text:p>
      <text:p text:style-name="P10"/>
      <text:p text:style-name="P11">If the user clicks on “Resume” then the traffic signal begins operation from the point in time when operation was suspended.</text:p>
      <text:p text:style-name="P11"/>
      <text:p text:style-name="P11">At any time the user may change the speed (rate of change) by clicking on one of the radio buttons. <text:s/>Here are the rates for slow and fast operation. <text:s/>The numbers represent number of seconds each light is on.</text:p>
      <text:p text:style-name="P11"/>
      <table:table table:name="Speed" table:style-name="Speed">
        <table:table-column table:style-name="Speed.A"/>
        <table:table-column table:style-name="Speed.B"/>
        <table:table-column table:style-name="Speed.C"/>
        <table:table-column table:style-name="Speed.D"/>
        <table:table-row>
          <table:table-cell table:style-name="Speed.A1" office:value-type="string">
            <text:p text:style-name="P58"/>
          </table:table-cell>
          <table:table-cell table:style-name="Speed.A1" office:value-type="string">
            <text:p text:style-name="P59">Red light</text:p>
          </table:table-cell>
          <table:table-cell table:style-name="Speed.A1" office:value-type="string">
            <text:p text:style-name="P59"><text:span text:style-name="T5">Green</text:span> light</text:p>
          </table:table-cell>
          <table:table-cell table:style-name="Speed.D1" office:value-type="string">
            <text:p text:style-name="P59"><text:span text:style-name="T5">Yellow</text:span> light</text:p>
          </table:table-cell>
        </table:table-row>
        <table:table-row>
          <table:table-cell table:style-name="Speed.A2" office:value-type="string">
            <text:p text:style-name="P59">Fast</text:p>
          </table:table-cell>
          <table:table-cell table:style-name="Speed.A2" office:value-type="string">
            <text:p text:style-name="P59"><text:span text:style-name="T15">4</text:span>.0 s</text:p>
          </table:table-cell>
          <table:table-cell table:style-name="Speed.A2" office:value-type="string">
            <text:p text:style-name="P59"><text:span text:style-name="T15">3</text:span>.<text:span text:style-name="T15">0</text:span> s</text:p>
          </table:table-cell>
          <table:table-cell table:style-name="Speed.D2" office:value-type="string">
            <text:p text:style-name="P59"><text:span text:style-name="T15">1</text:span>.<text:span text:style-name="T15">0</text:span> s</text:p>
          </table:table-cell>
        </table:table-row>
        <table:table-row>
          <table:table-cell table:style-name="Speed.A2" office:value-type="string">
            <text:p text:style-name="P60">Slow</text:p>
          </table:table-cell>
          <table:table-cell table:style-name="Speed.A2" office:value-type="string">
            <text:p text:style-name="P59"><text:span text:style-name="T2">8.</text:span>0 s</text:p>
          </table:table-cell>
          <table:table-cell table:style-name="Speed.A2" office:value-type="string">
            <text:p text:style-name="P59"><text:span text:style-name="T15">6</text:span>.<text:span text:style-name="T2">0</text:span> s</text:p>
          </table:table-cell>
          <table:table-cell table:style-name="Speed.D2" office:value-type="string">
            <text:p text:style-name="P59"><text:span text:style-name="T15">2</text:span>.<text:span text:style-name="T2">0</text:span> s</text:p>
          </table:table-cell>
        </table:table-row>
      </table:table>
      <text:p text:style-name="P11"/>
      <text:p text:style-name="P12">The table shows how many seconds the light remains ‘on’ in each mode of operation. <text:s/>For example, in the ‘Slow’ mode of operation the red light is on for <text:span text:style-name="T15">8</text:span> seconds, followed by the yellow light on for <text:span text:style-name="T15">2</text:span>.<text:span text:style-name="T2">0</text:span> second, followed by the green light ‘on’ for <text:span text:style-name="T15">6</text:span>.<text:span text:style-name="T2">0</text:span> seconds.</text:p>
      <text:p text:style-name="P11"/>
      <text:p text:style-name="P11"/>
      <text:p text:style-name="P14">Classroom instruction</text:p>
      <text:p text:style-name="P13"/>
      <text:p text:style-name="P34">In class we will discuss how to set up one clock to manage both slow mode of operation and fast mode of operation.</text:p>
      <text:p text:style-name="P13"/>
      <text:p text:style-name="P42"/>
      <text:p text:style-name="P45">Comments in source code</text:p>
      <text:p text:style-name="P48"/>
      <text:p text:style-name="P51">Use the rules of Assignment 1 for placing comments in the source files of this program.</text:p>
      <text:p text:style-name="P41"/>
      <text:p text:style-name="P41"/>
      <text:p text:style-name="P46">Script files</text:p>
      <text:p text:style-name="P43"/>
      <text:p text:style-name="P44">Make a script file for Assignment 2 in the same way as you did in the previous assignment. <text:s/>The script file is as much a part of the program as the C# source files are.</text:p>
      <text:p text:style-name="P43"/>
      <text:p text:style-name="P43"/>
      <text:p text:style-name="P47">Your attendance is important</text:p>
      <text:p text:style-name="P49"/>
      <text:p text:style-name="P34"><text:soft-page-break/>Maybe you are able to search in the web for all the information needed to do assignments in C#. <text:s/>However, you will save lots of time by obtaining that information in the lecture in place of the web.</text:p>
      <text:p text:style-name="P21"/>
      <text:p text:style-name="P21"/>
      <text:p text:style-name="P19">What to do when you’re finished</text:p>
      <text:p text:style-name="P21"/>
      <text:p text:style-name="P35">When your program worrks correctly then you are invited to send a copy of the program to me. <text:s/>A copy of the program means all the source files and the one script file. <text:s/>Do not send dll files as attachments. <text:s/>I will test your program and provide you feedback about how well you did it, and I’ll send you a score.</text:p>
      <text:p text:style-name="P21"/>
      <text:p text:style-name="P32">Send to: <text:s/>holliday@fullerton.edu</text:p>
      <text:p text:style-name="P7"/>
      <text:p text:style-name="P7"/>
      <text:p text:style-name="P18">Comment about <text:span text:style-name="T13">word processed </text:span>documents.</text:p>
      <text:p text:style-name="P20"/>
      <text:p text:style-name="P35">If you are reading this document in Word the probability is high that the drawing of the traffic signal on page 2 will be distorted. <text:s/>The solution is to open document files like this one in Libre Office.</text:p>
      <text:p text:style-name="P7"/>
      <text:p text:style-name="P30"/>
      <text:p text:style-name="P33">Enjoy your programming.</text:p>
      <text:p text:style-name="P33"/>
      <text:p text:style-name="P33"/>
      <text:p text:style-name="P50"><text:span text:style-name="T4">D</text:span><text:span text:style-name="T3">ue date</text:span>: <text:span text:style-name="T11">September</text:span> <text:span text:style-name="T12">30, 2019</text:span></text:p>
      <text:p text:style-name="P52">If you finish the program by this date then you are fully caught up with the progress of this course.</text:p>
      <text:p text:style-name="P50"/>
      <text:p text:style-name="P53"/>
      <text:p text:style-name="P56">Check off list for evaluating <text:span text:style-name="T6">Traffic Signal program</text:span></text:p>
      <text:p text:style-name="P24"/>
      <text:p text:style-name="P15">Source code</text:p>
      <text:p text:style-name="P25"/>
      <text:p text:style-name="P25">Written in C# with no evidence of Visual Studio</text:p>
      <text:p text:style-name="P25">Program design partitions the solution into 2 and sometimes 3 files.</text:p>
      <text:p text:style-name="P25">Comments identify the author, course, program, and purpose.</text:p>
      <text:p text:style-name="P25">No meaningless residual comments remaining from one of professor’s programs.</text:p>
      <text:p text:style-name="P24">Program compiles without warnings and without fatal errors.</text:p>
      <text:p text:style-name="P27">The script file runs out of the box.</text:p>
      <text:p text:style-name="P27"/>
      <text:p text:style-name="P27"/>
      <text:p text:style-name="P25"/>
      <text:p text:style-name="P15">User Interface qualities</text:p>
      <text:p text:style-name="P26"/>
      <text:p text:style-name="P24">Program executes and shows a UI.</text:p>
      <text:p text:style-name="P24">UI shows <text:span text:style-name="T9">a</text:span> title strip across the top with <text:span text:style-name="T9">the program’s name and</text:span> <text:span text:style-name="T9">the author</text:span>’s name</text:p>
      <text:p text:style-name="P27">Outline of a traffic signal appears (3 circles)</text:p>
      <text:p text:style-name="P24">The graphic area <text:span text:style-name="T9">around the traffic signal has a distinguishing official highway color.</text:span></text:p>
      <text:p text:style-name="P16"><text:span text:style-name="T7">The control strip has </text:span><text:span text:style-name="T8">a</text:span><text:span text:style-name="T7"> unique color</text:span></text:p>
      <text:p text:style-name="P27">There are slow, medium, fast radio buttons in the control strip</text:p>
      <text:p text:style-name="P24">There is a <text:span text:style-name="T9">button labeled ‘Start’.</text:span></text:p>
      <text:p text:style-name="P27">There is a button labeled ‘Pause’.</text:p>
      <text:p text:style-name="P25">There is an Exit button</text:p>
      <text:p text:style-name="P25"/>
      <text:p text:style-name="P25"/>
      <text:p text:style-name="P25"/>
      <text:p text:style-name="P17">Run-time functionality</text:p>
      <text:p text:style-name="P26"/>
      <text:p text:style-name="P27">The signal does not function until the start button is clicked.</text:p>
      <text:p text:style-name="P27">Visually the red light is longest, green is middle, yellow is shortest in duration.</text:p>
      <text:p text:style-name="P28">No two lights are ‘on’ concurrently.</text:p>
      <text:p text:style-name="P28">At least one light is ‘on’ at any given instant.</text:p>
      <text:p text:style-name="P28">The user can change the speed of flashing without exiting from the program.</text:p>
      <text:p text:style-name="P28"/>
      <text:p text:style-name="P29">To test your timing: <text:s/>hold your cell phone with the clock displayed near your computer monitor. <text:s/>R<text:span text:style-name="T18">un the program in slow mode. <text:s/>Check if the red light stays on exactly 8 seconds before changing to yellow.</text:span></text:p>
      <text:p text:style-name="P38"/>
      <text:p text:style-name="P39"/>
      <text:p text:style-name="P40"/>
      <text:p text:style-name="P57">Announcements</text:p>
      <text:p text:style-name="P37"/>
      <text:p text:style-name="P37"/>
      <text:p text:style-name="P37"/>
      <text:p text:style-name="P37"/>
      <text:p text:style-name="P37"><text:span text:style-name="T3">Nintendo Switch Party</text:span>. <text:s/><text:span text:style-name="T19">August 30, 2019 Friday</text:span>. <text:s/>Party starts at 5:00pm in room 300. <text:s/>Sponsored by the local chapter of ACM. <text:s/>No need to bring anything. <text:s/>Just show up anytime after 5pm. <text:s/><text:span text:style-name="T16">The purpose of this party is to play games belonging to other people and just have fun.</text:span></text:p>
      <text:p text:style-name="P37"/>
      <text:p text:style-name="P37"/>
      <text:p text:style-name="P37"/>
      <text:p text:style-name="P37"/>
      <text:p text:style-name="P37"><text:span text:style-name="T3">Linux Party</text:span>. <text:s/><text:span text:style-name="T21">September</text:span><text:span text:style-name="T20"> 6, 2019 Friday</text:span>. <text:s/>Party starts at 5:00pm <text:span text:style-name="T17">in room 300</text:span>. <text:s/>As you probably know Linux in the form of Tuffix is the preferred platform for computer science in the early semesters. <text:s/>If you are new to CSUF you need to have your own Linux distro <text:span text:style-name="T17">on</text:span> your own computer. <text:s/>The purpose of this party is to have fun and to help others install <text:span text:style-name="T16">Linux on their personal computers. <text:s/>If you don’t have a Linux operating system on your laptop bring the laptop to the party and a mentor will help you install it. <text:s/>If you already have a Linux distro installed then come just to hang out and enjoy the crowd.</text:span></text:p>
      <text:p text:style-name="P37"/>
      <text:p text:style-name="P37"/>
      <text:p text:style-name="P37"/>
      <text:p text:style-name="P37"/>
      <text:p text:style-name="P36">Professor’s addon: <text:s/>In past semesters the ACM club has provided all you can eat and drink refreshments at these parties. <text:s/>I expect ACM will continue doing the same this semester. <text:s/>I don’t have direct information. <text:s/>I am basing my opinion on past experience.</text:p>
      <text:p text:style-name="P22"/>
      <text:p text:style-name="P31"/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9:49:38.439177949</meta:creation-date>
    <dc:date>2019-09-11T15:27:04.460447259</dc:date>
    <meta:editing-duration>PT3H28M56S</meta:editing-duration>
    <meta:editing-cycles>31</meta:editing-cycles>
    <meta:generator>LibreOffice/6.0.7.3$Linux_X86_64 LibreOffice_project/00m0$Build-3</meta:generator>
    <meta:document-statistic meta:table-count="1" meta:image-count="0" meta:object-count="0" meta:page-count="6" meta:paragraph-count="75" meta:word-count="1095" meta:character-count="6070" meta:non-whitespace-character-count="5008"/>
  </office:meta>
</office:document-meta>
</file>